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4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54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0.5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100%" fo:text-align="left" style:tab-stop-distance="0.5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0.5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0.5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0">
      <style:paragraph-properties fo:line-height="100%" fo:text-align="left" style:tab-stop-distance="0.5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4">
      <style:paragraph-properties fo:line-height="100%" fo:text-align="left" style:tab-stop-distance="0.5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52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48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7">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563">
      <style:paragraph-properties fo:line-height="100%" fo:text-align="left" style:tab-stop-distance="0.5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56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7">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5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6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453">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45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0.5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0.5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drawing-page" style:name="a50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8">
      <style:paragraph-properties fo:line-height="100%" fo:text-align="lef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3">
      <style:paragraph-properties fo:line-height="100%" fo:text-align="left" style:tab-stop-distance="0.5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0.5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0.5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0.5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1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2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7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3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4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8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3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4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4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9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6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5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6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9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7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0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8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7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1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2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office:automatic-styles>
  <office:body>
    <office:presentation>
      <draw:page draw:name="Slide1" draw:style-name="a444" draw:master-page-name="Master1-Layout1-title-Diapositive-de-titre" presentation:presentation-page-layout-name="Master1-PPL1" draw:id="Slide-256">
        <draw:frame draw:id="id91" presentation:style-name="a451" draw:name="Titre 1" svg:x="0.88583in" svg:y="1.58481in" svg:width="11.56168in" svg:height="3.24918in" presentation:class="title" presentation:placeholder="false">
          <draw:text-box>
            <text:p text:style-name="a450" text:class-names="" text:cond-style-name=""><text:span text:style-name="a445" text:class-names="">Impact du<text:s text:c="1"/></text:span><text:span text:style-name="a446" text:class-names="">projet</text:span><text:span text:style-name="a447" text:class-names=""><text:s text:c="1"/>sur<text:s text:c="1"/></text:span><text:span text:style-name="a448" text:class-names="">l’entreprise</text:span><text:span text:style-name="a449" text:class-names=""/></text:p>
          </draw:text-box>
          <svg:title/>
          <svg:desc/>
        </draw:frame>
        <draw:frame draw:id="id92" presentation:style-name="a452" draw:name="Sous-titre 2" svg:x="0.88583in" svg:y="5.7752in" svg:width="11.56168in" svg:height="0.47569in" presentation:class="subtitle" presentation:placeholder="true">
          <draw:text-box/>
          <svg:title/>
          <svg:desc/>
        </draw:frame>
      </draw:page>
      <draw:page draw:name="Slide2" draw:style-name="a453" draw:master-page-name="Master1-Layout2-obj-Titre-et-contenu" presentation:presentation-page-layout-name="Master1-PPL2" draw:id="Slide-257">
        <draw:frame draw:id="id93" presentation:style-name="a458" draw:name="Titre 1" svg:x="0.88583in" svg:y="0.48905in" svg:width="11.56168in" svg:height="1.0613in" presentation:class="title" presentation:placeholder="false">
          <draw:text-box>
            <text:p text:style-name="a457" text:class-names="" text:cond-style-name=""><text:span text:style-name="a454" text:class-names="">Mold</text:span><text:span text:style-name="a455" text:class-names=""><text:s text:c="1"/>and Co – Production department</text:span><text:span text:style-name="a456" text:class-names=""/></text:p>
          </draw:text-box>
          <svg:title/>
          <svg:desc/>
        </draw:frame>
        <draw:frame draw:id="id94" presentation:style-name="a483" draw:name="Espace réservé du contenu 2" svg:x="0.89535in" svg:y="2.43032in" svg:width="11.54262in" svg:height="3.97694in" presentation:class="outline" presentation:placeholder="false">
          <draw:text-box>
            <text:list text:style-name="a474">
              <text:list-item>
                <text:p text:style-name="a473" text:class-names="" text:cond-style-name=""><text:span text:style-name="a459" text:class-names="">Definir</text:span><text:span text:style-name="a460" text:class-names=""><text:s text:c="1"/>un plan de<text:s text:c="1"/></text:span><text:span text:style-name="a461" text:class-names="">sensibilisation</text:span><text:span text:style-name="a462" text:class-names=""><text:s text:c="1"/>sur les<text:s text:c="1"/></text:span><text:span text:style-name="a463" text:class-names="">bonnes</text:span><text:span text:style-name="a464" text:class-names=""><text:s text:c="1"/></text:span><text:span text:style-name="a465" text:class-names="">pratiques</text:span><text:span text:style-name="a466" text:class-names=""><text:s text:c="1"/></text:span><text:span text:style-name="a467" text:class-names="">en</text:span><text:span text:style-name="a468" text:class-names=""><text:s text:c="1"/></text:span><text:span text:style-name="a469" text:class-names="">terme</text:span><text:span text:style-name="a470" text:class-names=""><text:s text:c="1"/>de<text:s text:c="1"/></text:span><text:span text:style-name="a471" text:class-names="">gaspillage</text:span><text:span text:style-name="a472" text:class-names=""><text:s text:c="1"/>de materiel.</text:span></text:p>
              </text:list-item>
            </text:list>
            <text:list text:style-name="a482">
              <text:list-item>
                <text:p text:style-name="a481" text:class-names="" text:cond-style-name=""><text:span text:style-name="a475" text:class-names="">Investir</text:span><text:span text:style-name="a476" text:class-names=""> dans des machines plus cher mais plus rentables et plus </text:span><text:span text:style-name="a477" text:class-names="">économes</text:span><text:span text:style-name="a478" text:class-names=""> en </text:span><text:span text:style-name="a479" text:class-names="">ressources.</text:span><text:span text:style-name="a480" text:class-names=""/></text:p>
              </text:list-item>
            </text:list>
          </draw:text-box>
          <svg:title/>
          <svg:desc/>
        </draw:frame>
      </draw:page>
      <draw:page draw:name="Slide3" draw:style-name="a484" draw:master-page-name="Master1-Layout2-obj-Titre-et-contenu" presentation:presentation-page-layout-name="Master1-PPL2" draw:id="Slide-258">
        <draw:frame draw:id="id95" presentation:style-name="a489" draw:name="Titre 1" svg:x="0.88583in" svg:y="0.48905in" svg:width="11.56168in" svg:height="1.0613in" presentation:class="title" presentation:placeholder="false">
          <draw:text-box>
            <text:p text:style-name="a488" text:class-names="" text:cond-style-name=""><text:span text:style-name="a485" text:class-names="">Mold</text:span><text:span text:style-name="a486" text:class-names=""><text:s text:c="1"/>and Co – Direction</text:span><text:span text:style-name="a487" text:class-names=""/></text:p>
          </draw:text-box>
          <svg:title/>
          <svg:desc/>
        </draw:frame>
        <draw:frame draw:id="id96" presentation:style-name="a505" draw:name="Espace réservé du contenu 2" svg:x="0.89535in" svg:y="2.43032in" svg:width="11.54262in" svg:height="3.97694in" presentation:class="outline" presentation:placeholder="false">
          <draw:text-box>
            <text:list text:style-name="a494">
              <text:list-item>
                <text:p text:style-name="a493" text:class-names="" text:cond-style-name=""><text:span text:style-name="a490" text:class-names="">Investir dans les projets de l’</text:span><text:span text:style-name="a491" text:class-names="">écocité</text:span><text:span text:style-name="a492" text:class-names=""/></text:p>
              </text:list-item>
            </text:list>
            <text:list text:style-name="a499">
              <text:list-item>
                <text:p text:style-name="a498" text:class-names="" text:cond-style-name=""><text:span text:style-name="a495" text:class-names="">Installation progressive d’</text:span><text:span text:style-name="a496" text:class-names="">energies</text:span><text:span text:style-name="a497" text:class-names=""><text:s text:c="1"/>renouvelables</text:span></text:p>
              </text:list-item>
            </text:list>
            <text:list text:style-name="a504">
              <text:list-item>
                <text:p text:style-name="a503" text:class-names="" text:cond-style-name=""><text:span text:style-name="a500" text:class-names="">Instauration du tri<text:s text:c="1"/></text:span><text:span text:style-name="a501" text:class-names="">selectif</text:span><text:span text:style-name="a502" text:class-names=""/></text:p>
              </text:list-item>
            </text:list>
          </draw:text-box>
          <svg:title/>
          <svg:desc/>
        </draw:frame>
      </draw:page>
      <draw:page draw:name="Slide4" draw:style-name="a506" draw:master-page-name="Master1-Layout2-obj-Titre-et-contenu" presentation:presentation-page-layout-name="Master1-PPL2" draw:id="Slide-259">
        <draw:frame draw:id="id97" presentation:style-name="a511" draw:name="Titre 1" svg:x="0.88583in" svg:y="0.48905in" svg:width="11.56168in" svg:height="1.0613in" presentation:class="title" presentation:placeholder="false">
          <draw:text-box>
            <text:p text:style-name="a510" text:class-names="" text:cond-style-name=""><text:span text:style-name="a507" text:class-names="">Mold</text:span><text:span text:style-name="a508" text:class-names=""><text:s text:c="1"/>and Co – IT department</text:span><text:span text:style-name="a509" text:class-names=""/></text:p>
          </draw:text-box>
          <svg:title/>
          <svg:desc/>
        </draw:frame>
        <draw:frame draw:id="id98" presentation:style-name="a526" draw:name="Espace réservé du contenu 2" svg:x="0.89535in" svg:y="2.43032in" svg:width="11.54262in" svg:height="3.97694in" presentation:class="outline" presentation:placeholder="false">
          <draw:text-box>
            <text:list text:style-name="a514">
              <text:list-item>
                <text:p text:style-name="a513" text:class-names="" text:cond-style-name=""><text:span text:style-name="a512" text:class-names=""/></text:p>
              </text:list-item>
            </text:list>
            <text:list text:style-name="a518">
              <text:list-item>
                <text:p text:style-name="a517" text:class-names="" text:cond-style-name=""><text:span text:style-name="a515" text:class-names="">Optimisation automatique de la ligne de<text:s text:c="1"/></text:span><text:span text:style-name="a516" text:class-names="">production</text:span></text:p>
              </text:list-item>
            </text:list>
            <text:list text:style-name="a521">
              <text:list-item>
                <text:p text:style-name="a520" text:class-names="" text:cond-style-name=""><text:span text:style-name="a519" text:class-names="">Mise en place de systèmes automatiques pour réduire la consommation (Lumières, Ordinateurs, etc.)</text:span></text:p>
              </text:list-item>
            </text:list>
            <text:list text:style-name="a525">
              <text:list-item>
                <text:p text:style-name="a524" text:class-names="" text:cond-style-name=""><text:span text:style-name="a522" text:class-names="">Clôturer les serveurs de mails en soirée</text:span><text:span text:style-name="a523" text:class-names=""/></text:p>
              </text:list-item>
            </text:list>
          </draw:text-box>
          <svg:title/>
          <svg:desc/>
        </draw:frame>
      </draw:page>
      <draw:page draw:name="Slide5" draw:style-name="a527" draw:master-page-name="Master1-Layout2-obj-Titre-et-contenu" presentation:presentation-page-layout-name="Master1-PPL2" draw:id="Slide-260">
        <draw:frame draw:id="id99" presentation:style-name="a532" draw:name="Titre 1" svg:x="0.88583in" svg:y="0.48905in" svg:width="11.56168in" svg:height="1.0613in" presentation:class="title" presentation:placeholder="false">
          <draw:text-box>
            <text:p text:style-name="a531" text:class-names="" text:cond-style-name=""><text:span text:style-name="a528" text:class-names="">Mold</text:span><text:span text:style-name="a529" text:class-names=""><text:s text:c="1"/>and Co – Maintenance department</text:span><text:span text:style-name="a530" text:class-names=""/></text:p>
          </draw:text-box>
          <svg:title/>
          <svg:desc/>
        </draw:frame>
        <draw:frame draw:id="id100" presentation:style-name="a548" draw:name="Espace réservé du contenu 2" svg:x="0.89535in" svg:y="2.43032in" svg:width="11.54262in" svg:height="3.97694in" presentation:class="outline" presentation:placeholder="false">
          <draw:text-box>
            <text:list text:style-name="a535">
              <text:list-item>
                <text:p text:style-name="a534" text:class-names="" text:cond-style-name=""><text:span text:style-name="a533" text:class-names=""/></text:p>
              </text:list-item>
            </text:list>
            <text:list text:style-name="a538">
              <text:list-item>
                <text:p text:style-name="a537" text:class-names="" text:cond-style-name=""><text:span text:style-name="a536" text:class-names="">Recyclage des pièces détachées</text:span></text:p>
              </text:list-item>
            </text:list>
            <text:list text:style-name="a541">
              <text:list-item>
                <text:p text:style-name="a540" text:class-names="" text:cond-style-name=""><text:span text:style-name="a539" text:class-names="">Formation sur la réparation des machines</text:span></text:p>
              </text:list-item>
            </text:list>
            <text:list text:style-name="a544">
              <text:list-item>
                <text:p text:style-name="a543" text:class-names="" text:cond-style-name=""><text:span text:style-name="a542" text:class-names="">Utiliser l’eau de pluie pour le ménage</text:span></text:p>
              </text:list-item>
            </text:list>
            <text:list text:style-name="a547">
              <text:list-item>
                <text:p text:style-name="a546" text:class-names="" text:cond-style-name=""><text:span text:style-name="a545" text:class-names="">Utiliser des produits sanitaires respectueux de l’environnement</text:span></text:p>
              </text:list-item>
            </text:list>
          </draw:text-box>
          <svg:title/>
          <svg:desc/>
        </draw:frame>
      </draw:page>
      <draw:page draw:name="Slide6" draw:style-name="a549" draw:master-page-name="Master1-Layout2-obj-Titre-et-contenu" presentation:presentation-page-layout-name="Master1-PPL2" draw:id="Slide-261">
        <draw:frame draw:id="id101" presentation:style-name="a554" draw:name="Titre 1" svg:x="0.88583in" svg:y="0.48905in" svg:width="11.56168in" svg:height="1.0613in" presentation:class="title" presentation:placeholder="false">
          <draw:text-box>
            <text:p text:style-name="a553" text:class-names="" text:cond-style-name=""><text:span text:style-name="a550" text:class-names="">Mold</text:span><text:span text:style-name="a551" text:class-names=""><text:s text:c="1"/>and Co – Logistic department</text:span><text:span text:style-name="a552" text:class-names=""/></text:p>
          </draw:text-box>
          <svg:title/>
          <svg:desc/>
        </draw:frame>
        <draw:frame draw:id="id102" presentation:style-name="a565" draw:name="Espace réservé du contenu 2" svg:x="0.89535in" svg:y="2.43032in" svg:width="11.54262in" svg:height="3.97694in" presentation:class="outline" presentation:placeholder="false">
          <draw:text-box>
            <text:list text:style-name="a557">
              <text:list-item>
                <text:p text:style-name="a556" text:class-names="" text:cond-style-name=""><text:span text:style-name="a555" text:class-names="">Regrouper les livraisons<text:s text:c="1"/></text:span></text:p>
              </text:list-item>
            </text:list>
            <text:list text:style-name="a560">
              <text:list-item>
                <text:p text:style-name="a559" text:class-names="" text:cond-style-name=""><text:span text:style-name="a558" text:class-names="">Favoriser le transport ferroviaire</text:span></text:p>
              </text:list-item>
            </text:list>
            <text:list text:style-name="a564">
              <text:list-item>
                <text:p text:style-name="a563" text:class-names="" text:cond-style-name=""><text:span text:style-name="a561" text:class-names="">Limiter l’impact écologique sur la provenance des matières premières</text:span><text:span text:style-name="a562" text:class-names=""/></text:p>
              </text:list-item>
            </text:list>
          </draw:text-box>
          <svg:title/>
          <svg:desc/>
        </draw:frame>
      </draw:page>
      <draw:page draw:name="Slide7" draw:style-name="a566" draw:master-page-name="Master1-Layout2-obj-Titre-et-contenu" presentation:presentation-page-layout-name="Master1-PPL2" draw:id="Slide-262">
        <draw:frame draw:id="id103" presentation:style-name="a571" draw:name="Titre 1" svg:x="0.88583in" svg:y="0.48905in" svg:width="11.56168in" svg:height="1.0613in" presentation:class="title" presentation:placeholder="false">
          <draw:text-box>
            <text:p text:style-name="a570" text:class-names="" text:cond-style-name=""><text:span text:style-name="a567" text:class-names="">Mold</text:span><text:span text:style-name="a568" text:class-names=""><text:s text:c="1"/>and Co – Tianjin city hall</text:span><text:span text:style-name="a569" text:class-names=""/></text:p>
          </draw:text-box>
          <svg:title/>
          <svg:desc/>
        </draw:frame>
        <draw:frame draw:id="id104" presentation:style-name="a583" draw:name="Espace réservé du contenu 2" svg:x="0.89535in" svg:y="2.43032in" svg:width="11.54262in" svg:height="3.97694in" presentation:class="outline" presentation:placeholder="false">
          <draw:text-box>
            <text:list text:style-name="a574">
              <text:list-item>
                <text:p text:style-name="a573" text:class-names="" text:cond-style-name=""><text:span text:style-name="a572" text:class-names="">Apporter un suivi des actions et demander des autorisations.</text:span></text:p>
              </text:list-item>
            </text:list>
            <text:list text:style-name="a577">
              <text:list-item>
                <text:p text:style-name="a576" text:class-names="" text:cond-style-name=""><text:span text:style-name="a575" text:class-names="">Transmettre les risques environnementaux et un plan d’action pour chacun des risques.</text:span></text:p>
              </text:list-item>
            </text:list>
            <text:list text:style-name="a582">
              <text:list-item>
                <text:p text:style-name="a581" text:class-names="" text:cond-style-name=""><text:span text:style-name="a578" text:class-names="">Se renseigner sur les normes sanitaires chinoises</text:span><text:span text:style-name="a579" text:class-names="">.</text:span><text:span text:style-name="a580"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0.88583in" svg:y="1.58481in" svg:width="11.56168in" svg:height="3.24918in"/>
      <presentation:placeholder presentation:object="subtitle" svg:x="0.88583in" svg:y="5.7752in" svg:width="11.56168in" svg:height="0.47569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2" style:display-name="Titre et contenu">
      <presentation:placeholder presentation:object="title" svg:x="0.88583in" svg:y="0.48905in" svg:width="11.56168in" svg:height="1.0613in"/>
      <presentation:placeholder presentation:object="object" svg:x="0.89535in" svg:y="2.43032in" svg:width="11.54262in" svg:height="3.976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3" style:display-name="Titre de section">
      <presentation:placeholder presentation:object="title" svg:x="0.88583in" svg:y="3.22769in" svg:width="11.55011in" svg:height="1.6063in"/>
      <presentation:placeholder presentation:object="outline" svg:x="0.88583in" svg:y="5.77559in" svg:width="11.55011in" svg:height="0.4745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4" style:display-name="Deux contenus">
      <presentation:placeholder presentation:object="title" svg:x="0.88583in" svg:y="0.48905in" svg:width="11.56168in" svg:height="1.0613in"/>
      <presentation:placeholder presentation:object="object" svg:x="0.89535in" svg:y="2.43032in" svg:width="5.67134in" svg:height="3.9794in"/>
      <presentation:placeholder presentation:object="object" svg:x="6.76664in" svg:y="2.43032in" svg:width="5.68087in" svg:height="3.97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5" style:display-name="Comparaison">
      <presentation:placeholder presentation:object="title" svg:x="0.88583in" svg:y="0.48905in" svg:width="11.56168in" svg:height="1.0613in"/>
      <presentation:placeholder presentation:object="outline" svg:x="0.891in" svg:y="2.37847in" svg:width="5.6757in" svg:height="0.63021in"/>
      <presentation:placeholder presentation:object="object" svg:x="0.891in" svg:y="3.00868in" svg:width="5.6757in" svg:height="3.40104in"/>
      <presentation:placeholder presentation:object="outline" svg:x="6.76664in" svg:y="2.37847in" svg:width="5.68087in" svg:height="0.63021in"/>
      <presentation:placeholder presentation:object="object" svg:x="6.76664in" svg:y="3.00868in" svg:width="5.68087in" svg:height="3.4010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6" style:display-name="Titre seul">
      <presentation:placeholder presentation:object="title" svg:x="0.88583in" svg:y="0.48905in" svg:width="11.56168in" svg:height="1.061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7" style:display-name="Vide">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8" style:display-name="Contenu avec légende">
      <presentation:placeholder presentation:object="title" svg:x="1.17361in" svg:y="0.48785in" svg:width="3.87963in" svg:height="1.7699in"/>
      <presentation:placeholder presentation:object="object" svg:x="5.31018in" svg:y="0.48785in" svg:width="6.83796in" svg:height="5.92188in"/>
      <presentation:placeholder presentation:object="outline" svg:x="1.17361in" svg:y="2.47237in" svg:width="3.87963in" svg:height="3.93735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9" style:display-name="Image avec légende">
      <presentation:placeholder presentation:object="title" svg:x="0.891in" svg:y="0.79563in" svg:width="5.30729in" svg:height="1.76855in"/>
      <presentation:placeholder presentation:object="graphic" svg:x="6.66898in" svg:y="0in" svg:width="6.66435in" svg:height="7.5in"/>
      <presentation:placeholder presentation:object="outline" svg:x="0.891in" svg:y="2.56418in" svg:width="5.30729in" svg:height="3.84554in"/>
      <presentation:placeholder presentation:object="date-time" svg:x="4.24957in" svg:y="6.60691in" svg:width="1.06833in" svg:height="0.39931in"/>
      <presentation:placeholder presentation:object="footer" svg:x="0.64566in" svg:y="6.60691in" svg:width="3.60391in" svg:height="0.39931in"/>
      <presentation:placeholder presentation:object="page-number" svg:x="5.3179in" svg:y="6.46969in" svg:width="1.16159in" svg:height="0.53653in"/>
    </style:presentation-page-layout>
    <style:presentation-page-layout style:name="Master1-PPL10" style:display-name="Image panoramique avec légende">
      <presentation:placeholder presentation:object="title" svg:x="0.88583in" svg:y="5.25in" svg:width="11.55011in" svg:height="0.61979in"/>
      <presentation:placeholder presentation:object="graphic" svg:x="0in" svg:y="0in" svg:width="13.33333in" svg:height="5.25in"/>
      <presentation:placeholder presentation:object="outline" svg:x="0.88583in" svg:y="5.86979in" svg:width="11.55011in" svg:height="0.5399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1" style:display-name="Citation avec légende">
      <presentation:placeholder presentation:object="title" svg:x="0.93065in" svg:y="1.35444in" svg:width="6.44558in" svg:height="2.8936in"/>
      <presentation:placeholder presentation:object="outline" svg:x="0.93306in" svg:y="4.85967in" svg:width="6.44317in" svg:height="0.78001in"/>
      <presentation:placeholder presentation:object="outline" svg:x="8.28373in" svg:y="1.18269in" svg:width="4.16667in" svg:height="4.4569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2" style:display-name="Carte nom">
      <presentation:placeholder presentation:object="title" svg:x="1.48413in" svg:y="2.66399in" svg:width="4.79278in" svg:height="2.19574in"/>
      <presentation:placeholder presentation:object="outline" svg:x="6.73228in" svg:y="2.5in" svg:width="5.33716in" svg:height="2.51042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3" style:display-name="Titre et texte vertical">
      <presentation:placeholder presentation:object="title" svg:x="0.88583in" svg:y="0.48905in" svg:width="11.56168in" svg:height="1.0613in"/>
      <presentation:placeholder presentation:object="outline" svg:x="0.88583in" svg:y="2.38889in" svg:width="11.55215in" svg:height="4.0183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4" style:display-name="Titre vertical et texte">
      <presentation:placeholder presentation:object="title" svg:x="8.94963in" svg:y="0.64104in" svg:width="2.72834in" svg:height="5.61548in"/>
      <presentation:placeholder presentation:object="outline" svg:x="0.88583in" svg:y="0.48785in" svg:width="7.23047in" svg:height="5.9218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default-style style:family="graphic">
      <style:graphic-properties draw:fill="solid" draw:fill-color="#00c6bb" draw:opacity="100%" draw:stroke="solid" svg:stroke-width="0.01736in" svg:stroke-color="#009189" svg:stroke-opacity="100%" svg:stroke-linecap="round"/>
    </style:default-style>
    <draw:fill-image draw:name="a88" xlink:href="media/image1.png" xlink:show="embed" xlink:actuate="onLoad"/>
    <draw:fill-image draw:name="a160" xlink:href="media/image1.png" xlink:show="embed" xlink:actuate="onLoad"/>
    <draw:fill-image draw:name="a411" xlink:href="media/image1.png" xlink:show="embed" xlink:actuate="onLoad"/>
    <draw:fill-image draw:name="a33" xlink:href="media/image1.png" xlink:show="embed" xlink:actuate="onLoad"/>
    <draw:fill-image draw:name="a219" xlink:href="media/image1.png" xlink:show="embed" xlink:actuate="onLoad"/>
    <draw:fill-image draw:name="a356" xlink:href="media/image1.png" xlink:show="embed" xlink:actuate="onLoad"/>
    <draw:fill-image draw:name="a54" xlink:href="media/image1.png" xlink:show="embed" xlink:actuate="onLoad"/>
    <draw:fill-image draw:name="a377" xlink:href="media/image1.png" xlink:show="embed" xlink:actuate="onLoad"/>
    <draw:fill-image draw:name="a109" xlink:href="media/image1.png" xlink:show="embed" xlink:actuate="onLoad"/>
    <draw:fill-image draw:name="a247" xlink:href="media/image1.png" xlink:show="embed" xlink:actuate="onLoad"/>
    <draw:fill-image draw:name="a331" xlink:href="media/image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7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center" draw:fill="none" draw:stroke="solid" svg:stroke-width="0.01042in" svg:stroke-color="#636363" svg:stroke-opacity="100%" svg:stroke-linecap="round" draw:auto-grow-width="false" draw:auto-grow-height="false" style:shrink-to-fit="true"/>
      <style:paragraph-properties style:font-independent-line-spacing="true" style:writing-mode="lr-tb"/>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9">
      <style:graphic-properties draw:fill="bitmap" draw:fill-image-name="a88" style:repeat="repeat" draw:fill-image-width="1.83333in" draw:fill-image-height="1.83333in" draw:fill-image-ref-point="top-left" draw:stroke="solid" svg:stroke-width="0.01042in" svg:stroke-color="#00c6bb" svg:stroke-opacity="100%" svg:stroke-linecap="round"/>
    </style:style>
    <style:style style:family="text" style:name="a105">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draw:fill="bitmap" draw:fill-image-name="a109" style:repeat="repeat" draw:fill-image-width="1.83333in" draw:fill-image-height="1.83333in" draw:fill-image-ref-point="top-left" draw:stroke="solid" svg:stroke-width="0.01042in" svg:stroke-color="#00c6bb" svg:stroke-opacity="100%" svg:stroke-linecap="round"/>
    </style:style>
    <style:style style:family="text" style:name="a11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1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
      <style:graphic-properties draw:fill="bitmap" draw:fill-image-name="a219" style:repeat="repeat" draw:fill-image-width="1.83333in" draw:fill-image-height="1.83333in" draw:fill-image-ref-point="top-left" draw:stroke="solid" svg:stroke-width="0.01042in" svg:stroke-color="#00c6bb" svg:stroke-opacity="100%" svg:stroke-linecap="round"/>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graphic-properties draw:fill="bitmap" draw:fill-image-name="a331" style:repeat="repeat" draw:fill-image-width="1.83333in" draw:fill-image-height="1.83333in" draw:fill-image-ref-point="top-left" draw:stroke="solid" svg:stroke-width="0.01042in" svg:stroke-color="#00c6bb" svg:stroke-opacity="100%" svg:stroke-linecap="round"/>
    </style:style>
    <style:style style:family="text" style:name="a333">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4">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aragraph" style:name="a2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draw:fill="bitmap" draw:fill-image-name="a247" style:repeat="repeat" draw:fill-image-width="1.83333in" draw:fill-image-height="1.83333in" draw:fill-image-ref-point="top-left" draw:stroke="solid" svg:stroke-width="0.01042in" svg:stroke-color="#00c6bb" svg:stroke-opacity="100%" svg:stroke-linecap="round"/>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2">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57">
      <style:graphic-properties draw:fill="bitmap" draw:fill-image-name="a356" style:repeat="repeat" draw:fill-image-width="1.83333in" draw:fill-image-height="1.83333in" draw:fill-image-ref-point="top-left" draw:stroke="solid" svg:stroke-width="0.01042in" svg:stroke-color="#00c6bb" svg:stroke-opacity="100%" svg:stroke-linecap="round"/>
    </style:style>
    <style:style style:family="text" style:name="a358">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9">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2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8">
      <style:graphic-properties draw:fill="bitmap" draw:fill-image-name="a377" style:repeat="repeat" draw:fill-image-width="1.83333in" draw:fill-image-height="1.83333in" draw:fill-image-ref-point="top-left" draw:stroke="solid" svg:stroke-width="0.01042in" svg:stroke-color="#00c6bb" svg:stroke-opacity="100%" svg:stroke-linecap="round"/>
    </style:style>
    <style:style style:family="text" style:name="a37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
      <style:graphic-properties draw:fill="bitmap" draw:fill-image-name="a160" style:repeat="repeat" draw:fill-image-width="1.83333in" draw:fill-image-height="1.83333in" draw:fill-image-ref-point="top-left" draw:stroke="solid" svg:stroke-width="0.01042in" svg:stroke-color="#00c6bb" svg:stroke-opacity="100%" svg:stroke-linecap="round"/>
    </style:style>
    <style:style style:family="text" style:name="a16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resentation" style:name="a27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5">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paragraph" style:name="a180">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center" draw:fill="none" draw:stroke="solid" svg:stroke-width="0.01042in" svg:stroke-color="#636363" svg:stroke-opacity="100%" draw:stroke-linejoin="round" draw:auto-grow-width="false" draw:auto-grow-height="false" style:shrink-to-fit="tru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4">
      <style:graphic-properties draw:fill="bitmap" draw:fill-image-name="a33" style:repeat="repeat" draw:fill-image-width="1.83333in" draw:fill-image-height="1.83333in" draw:fill-image-ref-point="top-left" draw:stroke="solid" svg:stroke-width="0.01042in" svg:stroke-color="#00c6bb" svg:stroke-opacity="100%" svg:stroke-linecap="round"/>
    </style:style>
    <style:style style:family="text" style:name="a35">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212121"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
      <style:graphic-properties draw:fill="bitmap" draw:fill-image-name="a54" style:repeat="repeat" draw:fill-image-width="1.83333in" draw:fill-image-height="1.83333in" draw:fill-image-ref-point="top-left" draw:stroke="solid" svg:stroke-width="0.01042in" svg:stroke-color="#00c6bb" svg:stroke-opacity="100%" svg:stroke-linecap="round"/>
    </style:style>
    <style:style style:family="text" style:name="a5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8">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draw:fill="bitmap" draw:fill-image-name="a411" style:repeat="repeat" draw:fill-image-width="1.83333in" draw:fill-image-height="1.83333in" draw:fill-image-ref-point="top-left" draw:stroke="solid" svg:stroke-width="0.01042in" svg:stroke-color="#00c6bb" svg:stroke-opacity="100%" svg:stroke-linecap="round"/>
    </style:style>
    <style:style style:family="text" style:name="a41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tb-rl"/>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43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3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38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7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388">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7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62467in"/>
      </text:list-level-style-number>
      <text:list-level-style-number text:level="7" style:num-format="">
        <style:list-level-properties text:space-before="3.06212in"/>
      </text:list-level-style-number>
      <text:list-level-style-number text:level="8" style:num-format="">
        <style:list-level-properties text:space-before="3.49956in"/>
      </text:list-level-style-number>
      <text:list-level-style-number text:level="9" style:num-format="">
        <style:list-level-properties text:space-before="3.93701in"/>
      </text:list-level-style-number>
    </text:list-style>
    <text:list-style style:name="a11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34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62467in"/>
      </text:list-level-style-number>
      <text:list-level-style-number text:level="7" style:num-format="">
        <style:list-level-properties text:space-before="3.06212in"/>
      </text:list-level-style-number>
      <text:list-level-style-number text:level="8" style:num-format="">
        <style:list-level-properties text:space-before="3.49956in"/>
      </text:list-level-style-number>
      <text:list-level-style-number text:level="9" style:num-format="">
        <style:list-level-properties text:space-before="3.93701in"/>
      </text:list-level-style-number>
    </text:list-style>
    <text:list-style style:name="a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8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5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58">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8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9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4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20">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4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2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422">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39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2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2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5">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42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6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6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26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7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99">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75">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20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7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3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oncis" style:page-layout-name="pageLayout1" draw:style-name="a0">
      <draw:frame draw:id="id0" presentation:style-name="a4" draw:name="Title Placeholder 1" svg:x="0.88583in" svg:y="0.48905in" svg:width="11.56168in" svg:height="1.0613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Text Placeholder 2" svg:x="0.88583in" svg:y="2.38889in" svg:width="11.55215in" svg:height="4.01837in" presentation:class="outline" presentation:placeholder="false">
        <draw:text-box>
          <text:list text:style-name="a7">
            <text:list-item>
              <text:p text:style-name="a6" text:class-names="" text:cond-style-name=""><text:span text:style-name="a5" text:class-names="">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4" draw:name="Footer Placeholder 4" svg:x="0.49378in" svg:y="6.60691in" svg:width="9.45354in" svg:height="0.39931in" presentation:class="footer" presentation:placeholder="false">
        <draw:text-box>
          <text:p text:style-name="a23" text:class-names="" text:cond-style-name=""><text:span text:style-name="a22" text:class-names=""/></text:p>
        </draw:text-box>
        <svg:title/>
        <svg:desc/>
      </draw:frame>
      <draw:frame draw:id="id3" presentation:style-name="a28" draw:name="Date Placeholder 3" svg:x="10.20847in" svg:y="6.60691in" svg:width="1.46949in" svg:height="0.39931in" presentation:class="date-time" presentation:placeholder="false">
        <draw:text-box>
          <text:p text:style-name="a27" text:class-names="" text:cond-style-name=""><text:span text:style-name="a25" text:class-names=""><text:date text:fixed="false" style:data-style-name="a26">1/1/2000</text:date></text:span></text:p>
        </draw:text-box>
        <svg:title/>
        <svg:desc/>
      </draw:frame>
      <draw:frame draw:id="id4" presentation:style-name="a31" draw:name="Slide Number Placeholder 5" svg:x="11.67796in" svg:y="6.46969in" svg:width="1.16159in" svg:height="0.53653in" presentation:class="page-number" presentation:placeholder="false">
        <draw:text-box>
          <text:p text:style-name="a30" text:class-names="" text:cond-style-name=""><text:span text:style-name="a29" text:class-names=""><text:page-number style:num-format="1" text:fixed="false">‹#›</text:page-number></text:span></text:p>
        </draw:text-box>
        <svg:title/>
        <svg:desc/>
      </draw:frame>
    </style:master-page>
    <style:master-page style:name="Master1-Layout1-title-Diapositive-de-titre" style:page-layout-name="pageLayout1" draw:style-name="a32">
      <draw:custom-shape svg:x="0in" svg:y="-0.00347in" svg:width="13.33333in" svg:height="5.69097in" draw:id="id5" draw:style-name="a34" draw:name="Freeform 6">
        <svg:title/>
        <svg:desc/>
        <draw:enhanced-geometry xmlns:dr3d="urn:oasis:names:tc:opendocument:xmlns:dr3d:1.0" draw:type="non-primitive" svg:viewBox="0 0 5760 3278" draw:enhanced-path="M 5760 0 L 0 0 0 3090 943 3090 1123 3270 1123 3270 1127 3272 1133 3275 1139 3278 1144 3278 1150 3278 1155 3275 1161 3272 1165 3270 1345 3090 5760 3090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6" presentation:style-name="a38" draw:name="Title 1" svg:x="0.88583in" svg:y="1.58481in" svg:width="11.56168in" svg:height="3.24918in" presentation:class="title" presentation:placeholder="false">
        <draw:text-box>
          <text:p text:style-name="a37" text:class-names="" text:cond-style-name=""><text:span text:style-name="a35" text:class-names="">Modifiez le style du titre</text:span><text:span text:style-name="a36" text:class-names=""/></text:p>
        </draw:text-box>
        <svg:title/>
        <svg:desc/>
      </draw:frame>
      <draw:frame draw:id="id7" presentation:style-name="a42" draw:name="Subtitle 2" svg:x="0.88583in" svg:y="5.7752in" svg:width="11.56168in" svg:height="0.47569in" presentation:class="subtitle" presentation:placeholder="false">
        <draw:text-box>
          <text:p text:style-name="a41" text:class-names="" text:cond-style-name=""><text:span text:style-name="a39" text:class-names="">Modifier le style des sous-titres du masque</text:span><text:span text:style-name="a40" text:class-names=""/></text:p>
        </draw:text-box>
        <svg:title/>
        <svg:desc/>
      </draw:frame>
      <draw:frame draw:id="id8" presentation:style-name="a46" draw:name="Date Placeholder 3" svg:x="10.20847in" svg:y="6.60691in" svg:width="1.46949in" svg:height="0.39931in" presentation:class="date-time" presentation:placeholder="false">
        <draw:text-box>
          <text:p text:style-name="a45" text:class-names="" text:cond-style-name=""><text:span text:style-name="a43" text:class-names=""><text:date text:fixed="false" style:data-style-name="a44">1/1/2000</text:date></text:span></text:p>
        </draw:text-box>
        <svg:title/>
        <svg:desc/>
      </draw:frame>
      <draw:frame draw:id="id9" presentation:style-name="a49" draw:name="Footer Placeholder 4" svg:x="0.49378in" svg:y="6.60691in" svg:width="9.45354in" svg:height="0.39931in" presentation:class="footer" presentation:placeholder="false">
        <draw:text-box>
          <text:p text:style-name="a48" text:class-names="" text:cond-style-name=""><text:span text:style-name="a47" text:class-names=""/></text:p>
        </draw:text-box>
        <svg:title/>
        <svg:desc/>
      </draw:frame>
      <draw:frame draw:id="id10" presentation:style-name="a52" draw:name="Slide Number Placeholder 5" svg:x="11.67796in" svg:y="6.46969in" svg:width="1.16159in" svg:height="0.53653in" presentation:class="page-number" presentation:placeholder="false">
        <draw:text-box>
          <text:p text:style-name="a51" text:class-names="" text:cond-style-name=""><text:span text:style-name="a50" text:class-names=""><text:page-number style:num-format="1" text:fixed="false">‹#›</text:page-number></text:span></text:p>
        </draw:text-box>
        <svg:title/>
        <svg:desc/>
      </draw:frame>
    </style:master-page>
    <style:master-page style:name="Master1-Layout2-obj-Titre-et-contenu" style:page-layout-name="pageLayout1" draw:style-name="a53">
      <draw:custom-shape svg:x="0in" svg:y="0in" svg:width="13.33333in" svg:height="2.39063in" draw:id="id11" draw:style-name="a55"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12" presentation:style-name="a59" draw:name="Title 1" svg:x="0.88583in" svg:y="0.48905in" svg:width="11.56168in" svg:height="1.0613in" presentation:class="title" presentation:placeholder="false">
        <draw:text-box>
          <text:p text:style-name="a58" text:class-names="" text:cond-style-name=""><text:span text:style-name="a56" text:class-names="">Modifiez le style du titre</text:span><text:span text:style-name="a57" text:class-names=""/></text:p>
        </draw:text-box>
        <svg:title/>
        <svg:desc/>
      </draw:frame>
      <draw:frame draw:id="id13" presentation:style-name="a76" draw:name="Content Placeholder 2" svg:x="0.89535in" svg:y="2.43032in" svg:width="11.54262in" svg:height="3.97694in" presentation:class="object" presentation:placeholder="false">
        <draw:text-box>
          <text:list text:style-name="a62">
            <text:list-item>
              <text:p text:style-name="a61" text:class-names="" text:cond-style-name=""><text:span text:style-name="a60" text:class-names="">Modifier les styles du texte du masque</text:span></text:p>
            </text:list-item>
          </text:list>
          <text:list text:style-name="a65">
            <text:list-item>
              <text:list text:style-name="a65">
                <text:list-item>
                  <text:p text:style-name="a64" text:class-names="" text:cond-style-name=""><text:span text:style-name="a63" text:class-names="">Deuxième niveau</text:span></text:p>
                </text:list-item>
              </text:list>
            </text:list-item>
          </text:list>
          <text:list text:style-name="a68">
            <text:list-item>
              <text:list text:style-name="a68">
                <text:list-item>
                  <text:list text:style-name="a68">
                    <text:list-item>
                      <text:p text:style-name="a67" text:class-names="" text:cond-style-name=""><text:span text:style-name="a66" text:class-names="">Troisième niveau</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Quatrième niveau</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Cinquième niveau</text:span><text:span text:style-name="a73" text:class-names=""/></text:p>
                            </text:list-item>
                          </text:list>
                        </text:list-item>
                      </text:list>
                    </text:list-item>
                  </text:list>
                </text:list-item>
              </text:list>
            </text:list-item>
          </text:list>
        </draw:text-box>
        <svg:title/>
        <svg:desc/>
      </draw:frame>
      <draw:frame draw:id="id14" presentation:style-name="a80" draw:name="Date Placeholder 3" svg:x="10.20847in" svg:y="6.60691in" svg:width="1.46949in" svg:height="0.39931in" presentation:class="date-time" presentation:placeholder="false">
        <draw:text-box>
          <text:p text:style-name="a79" text:class-names="" text:cond-style-name=""><text:span text:style-name="a77" text:class-names=""><text:date text:fixed="false" style:data-style-name="a78">1/1/2000</text:date></text:span></text:p>
        </draw:text-box>
        <svg:title/>
        <svg:desc/>
      </draw:frame>
      <draw:frame draw:id="id15" presentation:style-name="a83" draw:name="Footer Placeholder 4" svg:x="0.49378in" svg:y="6.60691in" svg:width="9.45354in" svg:height="0.39931in" presentation:class="footer" presentation:placeholder="false">
        <draw:text-box>
          <text:p text:style-name="a82" text:class-names="" text:cond-style-name=""><text:span text:style-name="a81" text:class-names=""/></text:p>
        </draw:text-box>
        <svg:title/>
        <svg:desc/>
      </draw:frame>
      <draw:frame draw:id="id16" presentation:style-name="a86" draw:name="Slide Number Placeholder 5" svg:x="11.67796in" svg:y="6.46969in" svg:width="1.16159in" svg:height="0.53653in" presentation:class="page-number" presentation:placeholder="false">
        <draw:text-box>
          <text:p text:style-name="a85" text:class-names="" text:cond-style-name=""><text:span text:style-name="a84" text:class-names=""><text:page-number style:num-format="1" text:fixed="false">‹#›</text:page-number></text:span></text:p>
        </draw:text-box>
        <svg:title/>
        <svg:desc/>
      </draw:frame>
    </style:master-page>
    <style:master-page style:name="Master1-Layout3-secHead-Titre-de-section" style:page-layout-name="pageLayout1" draw:style-name="a87">
      <draw:custom-shape svg:x="0in" svg:y="0in" svg:width="13.33333in" svg:height="5.69097in" draw:id="id17" draw:style-name="a89" draw:name="Freeform 7">
        <svg:title/>
        <svg:desc/>
        <draw:enhanced-geometry xmlns:dr3d="urn:oasis:names:tc:opendocument:xmlns:dr3d:1.0" draw:type="non-primitive" svg:viewBox="0 0 5760 3278" draw:enhanced-path="M 0 0 L 5760 0 5760 3090 4817 3090 4637 3270 4637 3270 4633 3272 4627 3275 4621 3278 4616 3278 4610 3278 4605 3275 4599 3272 4595 3270 4415 3090 0 3090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18" presentation:style-name="a93" draw:name="Title 1" svg:x="0.88583in" svg:y="3.22769in" svg:width="11.55011in" svg:height="1.6063in" presentation:class="title" presentation:placeholder="false">
        <draw:text-box>
          <text:p text:style-name="a92" text:class-names="" text:cond-style-name=""><text:span text:style-name="a90" text:class-names="">Modifiez le style du titre</text:span><text:span text:style-name="a91" text:class-names=""/></text:p>
        </draw:text-box>
        <svg:title/>
        <svg:desc/>
      </draw:frame>
      <draw:frame draw:id="id19" presentation:style-name="a97" draw:name="Text Placeholder 2" svg:x="0.88583in" svg:y="5.77559in" svg:width="11.55011in" svg:height="0.47458in" presentation:class="outline" presentation:placeholder="false">
        <draw:text-box>
          <text:list text:style-name="a96">
            <text:list-item>
              <text:p text:style-name="a95" text:class-names="" text:cond-style-name=""><text:span text:style-name="a94" text:class-names="">Modifier les styles du texte du masque</text:span></text:p>
            </text:list-item>
          </text:list>
        </draw:text-box>
        <svg:title/>
        <svg:desc/>
      </draw:frame>
      <draw:frame draw:id="id20" presentation:style-name="a101" draw:name="Date Placeholder 3" svg:x="10.20847in" svg:y="6.60691in" svg:width="1.46949in" svg:height="0.39931in" presentation:class="date-time" presentation:placeholder="false">
        <draw:text-box>
          <text:p text:style-name="a100" text:class-names="" text:cond-style-name=""><text:span text:style-name="a98" text:class-names=""><text:date text:fixed="false" style:data-style-name="a99">1/1/2000</text:date></text:span></text:p>
        </draw:text-box>
        <svg:title/>
        <svg:desc/>
      </draw:frame>
      <draw:frame draw:id="id21" presentation:style-name="a104" draw:name="Footer Placeholder 4" svg:x="0.49378in" svg:y="6.60691in" svg:width="9.45354in" svg:height="0.39931in" presentation:class="footer" presentation:placeholder="false">
        <draw:text-box>
          <text:p text:style-name="a103" text:class-names="" text:cond-style-name=""><text:span text:style-name="a102" text:class-names=""/></text:p>
        </draw:text-box>
        <svg:title/>
        <svg:desc/>
      </draw:frame>
      <draw:frame draw:id="id22" presentation:style-name="a107" draw:name="Slide Number Placeholder 5" svg:x="11.67796in" svg:y="6.46969in" svg:width="1.16159in" svg:height="0.53653in" presentation:class="page-number" presentation:placeholder="false">
        <draw:text-box>
          <text:p text:style-name="a106" text:class-names="" text:cond-style-name=""><text:span text:style-name="a105" text:class-names=""><text:page-number style:num-format="1" text:fixed="false">‹#›</text:page-number></text:span></text:p>
        </draw:text-box>
        <svg:title/>
        <svg:desc/>
      </draw:frame>
    </style:master-page>
    <style:master-page style:name="Master1-Layout4-twoObj-Deux-contenus" style:page-layout-name="pageLayout1" draw:style-name="a108">
      <draw:custom-shape svg:x="0in" svg:y="0in" svg:width="13.33333in" svg:height="2.39063in" draw:id="id23" draw:style-name="a110"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24" presentation:style-name="a114" draw:name="Title 1" svg:x="0.88583in" svg:y="0.48905in" svg:width="11.56168in" svg:height="1.0613in" presentation:class="title" presentation:placeholder="false">
        <draw:text-box>
          <text:p text:style-name="a113" text:class-names="" text:cond-style-name=""><text:span text:style-name="a111" text:class-names="">Modifiez le style du titre</text:span><text:span text:style-name="a112" text:class-names=""/></text:p>
        </draw:text-box>
        <svg:title/>
        <svg:desc/>
      </draw:frame>
      <draw:frame draw:id="id25" presentation:style-name="a131" draw:name="Content Placeholder 2" svg:x="0.89535in" svg:y="2.43032in" svg:width="5.67134in" svg:height="3.9794in" presentation:class="object" presentation:placeholder="false">
        <draw:text-box>
          <text:list text:style-name="a117">
            <text:list-item>
              <text:p text:style-name="a116" text:class-names="" text:cond-style-name=""><text:span text:style-name="a115" text:class-names="">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Cinquième niveau</text:span><text:span text:style-name="a128" text:class-names=""/></text:p>
                            </text:list-item>
                          </text:list>
                        </text:list-item>
                      </text:list>
                    </text:list-item>
                  </text:list>
                </text:list-item>
              </text:list>
            </text:list-item>
          </text:list>
        </draw:text-box>
        <svg:title/>
        <svg:desc/>
      </draw:frame>
      <draw:frame draw:id="id26" presentation:style-name="a148" draw:name="Content Placeholder 3" svg:x="6.76664in" svg:y="2.43032in" svg:width="5.68087in" svg:height="3.9794in" presentation:class="object" presentation:placeholder="false">
        <draw:text-box>
          <text:list text:style-name="a134">
            <text:list-item>
              <text:p text:style-name="a133" text:class-names="" text:cond-style-name=""><text:span text:style-name="a132" text:class-names="">Modifier les styles du texte du masque</text:span></text:p>
            </text:list-item>
          </text:list>
          <text:list text:style-name="a137">
            <text:list-item>
              <text:list text:style-name="a137">
                <text:list-item>
                  <text:p text:style-name="a136" text:class-names="" text:cond-style-name=""><text:span text:style-name="a135" text:class-names="">Deuxième niveau</text:span></text:p>
                </text:list-item>
              </text:list>
            </text:list-item>
          </text:list>
          <text:list text:style-name="a140">
            <text:list-item>
              <text:list text:style-name="a140">
                <text:list-item>
                  <text:list text:style-name="a140">
                    <text:list-item>
                      <text:p text:style-name="a139" text:class-names="" text:cond-style-name=""><text:span text:style-name="a138" text:class-names="">Troisième niveau</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Quatrième niveau</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Cinquième niveau</text:span><text:span text:style-name="a145" text:class-names=""/></text:p>
                            </text:list-item>
                          </text:list>
                        </text:list-item>
                      </text:list>
                    </text:list-item>
                  </text:list>
                </text:list-item>
              </text:list>
            </text:list-item>
          </text:list>
        </draw:text-box>
        <svg:title/>
        <svg:desc/>
      </draw:frame>
      <draw:frame draw:id="id27" presentation:style-name="a152" draw:name="Date Placeholder 4" svg:x="10.20847in" svg:y="6.60691in" svg:width="1.46949in" svg:height="0.39931in" presentation:class="date-time" presentation:placeholder="false">
        <draw:text-box>
          <text:p text:style-name="a151" text:class-names="" text:cond-style-name=""><text:span text:style-name="a149" text:class-names=""><text:date text:fixed="false" style:data-style-name="a150">1/1/2000</text:date></text:span></text:p>
        </draw:text-box>
        <svg:title/>
        <svg:desc/>
      </draw:frame>
      <draw:frame draw:id="id28" presentation:style-name="a155" draw:name="Footer Placeholder 5" svg:x="0.49378in" svg:y="6.60691in" svg:width="9.45354in" svg:height="0.39931in" presentation:class="footer" presentation:placeholder="false">
        <draw:text-box>
          <text:p text:style-name="a154" text:class-names="" text:cond-style-name=""><text:span text:style-name="a153" text:class-names=""/></text:p>
        </draw:text-box>
        <svg:title/>
        <svg:desc/>
      </draw:frame>
      <draw:frame draw:id="id29" presentation:style-name="a158" draw:name="Slide Number Placeholder 6" svg:x="11.67796in" svg:y="6.46969in" svg:width="1.16159in" svg:height="0.53653in" presentation:class="page-number" presentation:placeholder="false">
        <draw:text-box>
          <text:p text:style-name="a157" text:class-names="" text:cond-style-name=""><text:span text:style-name="a156" text:class-names=""><text:page-number style:num-format="1" text:fixed="false">‹#›</text:page-number></text:span></text:p>
        </draw:text-box>
        <svg:title/>
        <svg:desc/>
      </draw:frame>
    </style:master-page>
    <style:master-page style:name="Master1-Layout5-twoTxTwoObj-Comparaison" style:page-layout-name="pageLayout1" draw:style-name="a159">
      <draw:custom-shape svg:x="0in" svg:y="0in" svg:width="13.33333in" svg:height="2.39063in" draw:id="id30" draw:style-name="a161"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31" presentation:style-name="a165" draw:name="Title 1" svg:x="0.88583in" svg:y="0.48905in" svg:width="11.56168in" svg:height="1.0613in" presentation:class="title" presentation:placeholder="false">
        <draw:text-box>
          <text:p text:style-name="a164" text:class-names="" text:cond-style-name=""><text:span text:style-name="a162" text:class-names="">Modifiez le style du titre</text:span><text:span text:style-name="a163" text:class-names=""/></text:p>
        </draw:text-box>
        <svg:title/>
        <svg:desc/>
      </draw:frame>
      <draw:frame draw:id="id32" presentation:style-name="a169" draw:name="Text Placeholder 2" svg:x="0.891in" svg:y="2.37847in" svg:width="5.6757in" svg:height="0.63021in" presentation:class="outline" presentation:placeholder="false">
        <draw:text-box>
          <text:list text:style-name="a168">
            <text:list-item>
              <text:p text:style-name="a167" text:class-names="" text:cond-style-name=""><text:span text:style-name="a166" text:class-names="">Modifier les styles du texte du masque</text:span></text:p>
            </text:list-item>
          </text:list>
        </draw:text-box>
        <svg:title/>
        <svg:desc/>
      </draw:frame>
      <draw:frame draw:id="id33" presentation:style-name="a186" draw:name="Content Placeholder 3" svg:x="0.891in" svg:y="3.00868in" svg:width="5.6757in" svg:height="3.40104in" presentation:class="object" presentation:placeholder="false">
        <draw:text-box>
          <text:list text:style-name="a172">
            <text:list-item>
              <text:p text:style-name="a171" text:class-names="" text:cond-style-name=""><text:span text:style-name="a170" text:class-names="">Modifier les styles du texte du masque</text:span></text:p>
            </text:list-item>
          </text:list>
          <text:list text:style-name="a175">
            <text:list-item>
              <text:list text:style-name="a175">
                <text:list-item>
                  <text:p text:style-name="a174" text:class-names="" text:cond-style-name=""><text:span text:style-name="a173" text:class-names="">Deuxième niveau</text:span></text:p>
                </text:list-item>
              </text:list>
            </text:list-item>
          </text:list>
          <text:list text:style-name="a178">
            <text:list-item>
              <text:list text:style-name="a178">
                <text:list-item>
                  <text:list text:style-name="a178">
                    <text:list-item>
                      <text:p text:style-name="a177" text:class-names="" text:cond-style-name=""><text:span text:style-name="a176" text:class-names="">Troisième niveau</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Quatrième niveau</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Cinquième niveau</text:span><text:span text:style-name="a183" text:class-names=""/></text:p>
                            </text:list-item>
                          </text:list>
                        </text:list-item>
                      </text:list>
                    </text:list-item>
                  </text:list>
                </text:list-item>
              </text:list>
            </text:list-item>
          </text:list>
        </draw:text-box>
        <svg:title/>
        <svg:desc/>
      </draw:frame>
      <draw:frame draw:id="id34" presentation:style-name="a190" draw:name="Text Placeholder 4" svg:x="6.76664in" svg:y="2.37847in" svg:width="5.68087in" svg:height="0.63021in" presentation:class="outline" presentation:placeholder="false">
        <draw:text-box>
          <text:list text:style-name="a189">
            <text:list-item>
              <text:p text:style-name="a188" text:class-names="" text:cond-style-name=""><text:span text:style-name="a187" text:class-names="">Modifier les styles du texte du masque</text:span></text:p>
            </text:list-item>
          </text:list>
        </draw:text-box>
        <svg:title/>
        <svg:desc/>
      </draw:frame>
      <draw:frame draw:id="id35" presentation:style-name="a207" draw:name="Content Placeholder 5" svg:x="6.76664in" svg:y="3.00868in" svg:width="5.68087in" svg:height="3.40104in" presentation:class="object" presentation:placeholder="false">
        <draw:text-box>
          <text:list text:style-name="a193">
            <text:list-item>
              <text:p text:style-name="a192" text:class-names="" text:cond-style-name=""><text:span text:style-name="a191" text:class-names="">Modifier les styles du texte du masque</text:span></text:p>
            </text:list-item>
          </text:list>
          <text:list text:style-name="a196">
            <text:list-item>
              <text:list text:style-name="a196">
                <text:list-item>
                  <text:p text:style-name="a195" text:class-names="" text:cond-style-name=""><text:span text:style-name="a194" text:class-names="">Deuxième niveau</text:span></text:p>
                </text:list-item>
              </text:list>
            </text:list-item>
          </text:list>
          <text:list text:style-name="a199">
            <text:list-item>
              <text:list text:style-name="a199">
                <text:list-item>
                  <text:list text:style-name="a199">
                    <text:list-item>
                      <text:p text:style-name="a198" text:class-names="" text:cond-style-name=""><text:span text:style-name="a197" text:class-names="">Troisième niveau</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Cinquième niveau</text:span><text:span text:style-name="a204" text:class-names=""/></text:p>
                            </text:list-item>
                          </text:list>
                        </text:list-item>
                      </text:list>
                    </text:list-item>
                  </text:list>
                </text:list-item>
              </text:list>
            </text:list-item>
          </text:list>
        </draw:text-box>
        <svg:title/>
        <svg:desc/>
      </draw:frame>
      <draw:frame draw:id="id36" presentation:style-name="a211" draw:name="Date Placeholder 6" svg:x="10.20847in" svg:y="6.60691in" svg:width="1.46949in" svg:height="0.39931in" presentation:class="date-time" presentation:placeholder="false">
        <draw:text-box>
          <text:p text:style-name="a210" text:class-names="" text:cond-style-name=""><text:span text:style-name="a208" text:class-names=""><text:date text:fixed="false" style:data-style-name="a209">1/1/2000</text:date></text:span></text:p>
        </draw:text-box>
        <svg:title/>
        <svg:desc/>
      </draw:frame>
      <draw:frame draw:id="id37" presentation:style-name="a214" draw:name="Footer Placeholder 7" svg:x="0.49378in" svg:y="6.60691in" svg:width="9.45354in" svg:height="0.39931in" presentation:class="footer" presentation:placeholder="false">
        <draw:text-box>
          <text:p text:style-name="a213" text:class-names="" text:cond-style-name=""><text:span text:style-name="a212" text:class-names=""/></text:p>
        </draw:text-box>
        <svg:title/>
        <svg:desc/>
      </draw:frame>
      <draw:frame draw:id="id38" presentation:style-name="a217" draw:name="Slide Number Placeholder 8" svg:x="11.67796in" svg:y="6.46969in" svg:width="1.16159in" svg:height="0.53653in" presentation:class="page-number" presentation:placeholder="false">
        <draw:text-box>
          <text:p text:style-name="a216" text:class-names="" text:cond-style-name=""><text:span text:style-name="a215" text:class-names=""><text:page-number style:num-format="1" text:fixed="false">‹#›</text:page-number></text:span></text:p>
        </draw:text-box>
        <svg:title/>
        <svg:desc/>
      </draw:frame>
    </style:master-page>
    <style:master-page style:name="Master1-Layout6-titleOnly-Titre-seul" style:page-layout-name="pageLayout1" draw:style-name="a218">
      <draw:custom-shape svg:x="0in" svg:y="0in" svg:width="13.33333in" svg:height="2.39063in" draw:id="id39" draw:style-name="a220"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40" presentation:style-name="a224" draw:name="Title 1" svg:x="0.88583in" svg:y="0.48905in" svg:width="11.56168in" svg:height="1.0613in" presentation:class="title" presentation:placeholder="false">
        <draw:text-box>
          <text:p text:style-name="a223" text:class-names="" text:cond-style-name=""><text:span text:style-name="a221" text:class-names="">Modifiez le style du titre</text:span><text:span text:style-name="a222" text:class-names=""/></text:p>
        </draw:text-box>
        <svg:title/>
        <svg:desc/>
      </draw:frame>
      <draw:frame draw:id="id41" presentation:style-name="a228" draw:name="Date Placeholder 2" svg:x="10.20847in" svg:y="6.60691in" svg:width="1.46949in" svg:height="0.39931in" presentation:class="date-time" presentation:placeholder="false">
        <draw:text-box>
          <text:p text:style-name="a227" text:class-names="" text:cond-style-name=""><text:span text:style-name="a225" text:class-names=""><text:date text:fixed="false" style:data-style-name="a226">1/1/2000</text:date></text:span></text:p>
        </draw:text-box>
        <svg:title/>
        <svg:desc/>
      </draw:frame>
      <draw:frame draw:id="id42" presentation:style-name="a231" draw:name="Footer Placeholder 3" svg:x="0.49378in" svg:y="6.60691in" svg:width="9.45354in" svg:height="0.39931in" presentation:class="footer" presentation:placeholder="false">
        <draw:text-box>
          <text:p text:style-name="a230" text:class-names="" text:cond-style-name=""><text:span text:style-name="a229" text:class-names=""/></text:p>
        </draw:text-box>
        <svg:title/>
        <svg:desc/>
      </draw:frame>
      <draw:frame draw:id="id43" presentation:style-name="a234" draw:name="Slide Number Placeholder 4" svg:x="11.67796in" svg:y="6.46969in" svg:width="1.16159in" svg:height="0.53653in" presentation:class="page-number" presentation:placeholder="false">
        <draw:text-box>
          <text:p text:style-name="a233" text:class-names="" text:cond-style-name=""><text:span text:style-name="a232" text:class-names=""><text:page-number style:num-format="1" text:fixed="false">‹#›</text:page-number></text:span></text:p>
        </draw:text-box>
        <svg:title/>
        <svg:desc/>
      </draw:frame>
    </style:master-page>
    <style:master-page style:name="Master1-Layout7-blank-Vide" style:page-layout-name="pageLayout1" draw:style-name="a235">
      <draw:frame draw:id="id44" presentation:style-name="a239" draw:name="Date Placeholder 1" svg:x="10.20847in" svg:y="6.60691in" svg:width="1.46949in" svg:height="0.39931in" presentation:class="date-time" presentation:placeholder="false">
        <draw:text-box>
          <text:p text:style-name="a238" text:class-names="" text:cond-style-name=""><text:span text:style-name="a236" text:class-names=""><text:date text:fixed="false" style:data-style-name="a237">1/1/2000</text:date></text:span></text:p>
        </draw:text-box>
        <svg:title/>
        <svg:desc/>
      </draw:frame>
      <draw:frame draw:id="id45" presentation:style-name="a242" draw:name="Footer Placeholder 2" svg:x="0.49378in" svg:y="6.60691in" svg:width="9.45354in" svg:height="0.39931in" presentation:class="footer" presentation:placeholder="false">
        <draw:text-box>
          <text:p text:style-name="a241" text:class-names="" text:cond-style-name=""><text:span text:style-name="a240" text:class-names=""/></text:p>
        </draw:text-box>
        <svg:title/>
        <svg:desc/>
      </draw:frame>
      <draw:frame draw:id="id46" presentation:style-name="a245" draw:name="Slide Number Placeholder 3" svg:x="11.67796in" svg:y="6.46969in" svg:width="1.16159in" svg:height="0.53653in" presentation:class="page-number" presentation:placeholder="false">
        <draw:text-box>
          <text:p text:style-name="a244" text:class-names="" text:cond-style-name=""><text:span text:style-name="a243" text:class-names=""><text:page-number style:num-format="1" text:fixed="false">‹#›</text:page-number></text:span></text:p>
        </draw:text-box>
        <svg:title/>
        <svg:desc/>
      </draw:frame>
    </style:master-page>
    <style:master-page style:name="Master1-Layout8-objTx-Contenu-avec-légende" style:page-layout-name="pageLayout1" draw:style-name="a246">
      <draw:custom-shape svg:x="1.17361in" svg:y="0.48785in" svg:width="3.87963in" svg:height="1.98453in" draw:id="id47" draw:style-name="a248"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48" presentation:style-name="a252" draw:name="Title 1" svg:x="1.17361in" svg:y="0.48785in" svg:width="3.87963in" svg:height="1.7699in" presentation:class="title" presentation:placeholder="false">
        <draw:text-box>
          <text:p text:style-name="a251" text:class-names="" text:cond-style-name=""><text:span text:style-name="a249" text:class-names="">Modifiez le style du titre</text:span><text:span text:style-name="a250" text:class-names=""/></text:p>
        </draw:text-box>
        <svg:title/>
        <svg:desc/>
      </draw:frame>
      <draw:frame draw:id="id49" presentation:style-name="a269" draw:name="Content Placeholder 2" svg:x="5.31018in" svg:y="0.48785in" svg:width="6.83796in" svg:height="5.92188in" presentation:class="object" presentation:placeholder="false">
        <draw:text-box>
          <text:list text:style-name="a255">
            <text:list-item>
              <text:p text:style-name="a254" text:class-names="" text:cond-style-name=""><text:span text:style-name="a253" text:class-names="">Modifier les styles du texte du masque</text:span></text:p>
            </text:list-item>
          </text:list>
          <text:list text:style-name="a258">
            <text:list-item>
              <text:list text:style-name="a258">
                <text:list-item>
                  <text:p text:style-name="a257" text:class-names="" text:cond-style-name=""><text:span text:style-name="a256" text:class-names="">Deuxième niveau</text:span></text:p>
                </text:list-item>
              </text:list>
            </text:list-item>
          </text:list>
          <text:list text:style-name="a261">
            <text:list-item>
              <text:list text:style-name="a261">
                <text:list-item>
                  <text:list text:style-name="a261">
                    <text:list-item>
                      <text:p text:style-name="a260" text:class-names="" text:cond-style-name=""><text:span text:style-name="a259" text:class-names="">Troisième niveau</text:span></text:p>
                    </text:list-item>
                  </text:list>
                </text:list-item>
              </text:list>
            </text:list-item>
          </text:list>
          <text:list text:style-name="a264">
            <text:list-item>
              <text:list text:style-name="a264">
                <text:list-item>
                  <text:list text:style-name="a264">
                    <text:list-item>
                      <text:list text:style-name="a264">
                        <text:list-item>
                          <text:p text:style-name="a263" text:class-names="" text:cond-style-name=""><text:span text:style-name="a262" text:class-names="">Quatrième niveau</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5" text:class-names="">Cinquième niveau</text:span><text:span text:style-name="a266" text:class-names=""/></text:p>
                            </text:list-item>
                          </text:list>
                        </text:list-item>
                      </text:list>
                    </text:list-item>
                  </text:list>
                </text:list-item>
              </text:list>
            </text:list-item>
          </text:list>
        </draw:text-box>
        <svg:title/>
        <svg:desc/>
      </draw:frame>
      <draw:frame draw:id="id50" presentation:style-name="a273" draw:name="Text Placeholder 3" svg:x="1.17361in" svg:y="2.47237in" svg:width="3.87963in" svg:height="3.93735in" presentation:class="outline" presentation:placeholder="false">
        <draw:text-box>
          <text:list text:style-name="a272">
            <text:list-item>
              <text:p text:style-name="a271" text:class-names="" text:cond-style-name=""><text:span text:style-name="a270" text:class-names="">Modifier les styles du texte du masque</text:span></text:p>
            </text:list-item>
          </text:list>
        </draw:text-box>
        <svg:title/>
        <svg:desc/>
      </draw:frame>
      <draw:frame draw:id="id51" presentation:style-name="a277" draw:name="Date Placeholder 4" svg:x="10.20847in" svg:y="6.60691in" svg:width="1.46949in" svg:height="0.39931in" presentation:class="date-time" presentation:placeholder="false">
        <draw:text-box>
          <text:p text:style-name="a276" text:class-names="" text:cond-style-name=""><text:span text:style-name="a274" text:class-names=""><text:date text:fixed="false" style:data-style-name="a275">1/1/2000</text:date></text:span></text:p>
        </draw:text-box>
        <svg:title/>
        <svg:desc/>
      </draw:frame>
      <draw:frame draw:id="id52" presentation:style-name="a280" draw:name="Footer Placeholder 5" svg:x="0.49378in" svg:y="6.60691in" svg:width="9.45354in" svg:height="0.39931in" presentation:class="footer" presentation:placeholder="false">
        <draw:text-box>
          <text:p text:style-name="a279" text:class-names="" text:cond-style-name=""><text:span text:style-name="a278" text:class-names=""/></text:p>
        </draw:text-box>
        <svg:title/>
        <svg:desc/>
      </draw:frame>
      <draw:frame draw:id="id53" presentation:style-name="a283" draw:name="Slide Number Placeholder 6" svg:x="11.67796in" svg:y="6.46969in" svg:width="1.16159in" svg:height="0.53653in" presentation:class="page-number" presentation:placeholder="false">
        <draw:text-box>
          <text:p text:style-name="a282" text:class-names="" text:cond-style-name=""><text:span text:style-name="a281" text:class-names=""><text:page-number style:num-format="1" text:fixed="false">‹#›</text:page-number></text:span></text:p>
        </draw:text-box>
        <svg:title/>
        <svg:desc/>
      </draw:frame>
    </style:master-page>
    <style:master-page style:name="Master1-Layout9-picTx-Image-avec-légende" style:page-layout-name="pageLayout1" draw:style-name="a284">
      <draw:frame draw:id="id54" presentation:style-name="a288" draw:name="Title 1" svg:x="0.891in" svg:y="0.79563in" svg:width="5.30729in" svg:height="1.76855in" presentation:class="title" presentation:placeholder="false">
        <draw:text-box>
          <text:p text:style-name="a287" text:class-names="" text:cond-style-name=""><text:span text:style-name="a285" text:class-names="">Modifiez le style du titre</text:span><text:span text:style-name="a286" text:class-names=""/></text:p>
        </draw:text-box>
        <svg:title/>
        <svg:desc/>
      </draw:frame>
      <draw:frame draw:id="id55" presentation:style-name="a292" draw:name="Picture Placeholder 11" svg:x="6.66898in" svg:y="0in" svg:width="6.66435in" svg:height="7.5in" presentation:class="graphic" presentation:placeholder="false">
        <draw:text-box>
          <text:p text:style-name="a291" text:class-names="" text:cond-style-name=""><text:span text:style-name="a289" text:class-names="">Cliquez sur l'icône pour ajouter une image</text:span><text:span text:style-name="a290" text:class-names=""/></text:p>
        </draw:text-box>
        <svg:title/>
        <svg:desc/>
      </draw:frame>
      <draw:frame draw:id="id56" presentation:style-name="a296" draw:name="Text Placeholder 3" svg:x="0.891in" svg:y="2.56418in" svg:width="5.30729in" svg:height="3.84554in" presentation:class="outline" presentation:placeholder="false">
        <draw:text-box>
          <text:list text:style-name="a295">
            <text:list-item>
              <text:p text:style-name="a294" text:class-names="" text:cond-style-name=""><text:span text:style-name="a293" text:class-names="">Modifier les styles du texte du masque</text:span></text:p>
            </text:list-item>
          </text:list>
        </draw:text-box>
        <svg:title/>
        <svg:desc/>
      </draw:frame>
      <draw:frame draw:id="id57" presentation:style-name="a300" draw:name="Date Placeholder 4" svg:x="4.24957in" svg:y="6.60691in" svg:width="1.06833in" svg:height="0.39931in" presentation:class="date-time" presentation:placeholder="false">
        <draw:text-box>
          <text:p text:style-name="a299" text:class-names="" text:cond-style-name=""><text:span text:style-name="a297" text:class-names=""><text:date text:fixed="false" style:data-style-name="a298">1/1/2000</text:date></text:span></text:p>
        </draw:text-box>
        <svg:title/>
        <svg:desc/>
      </draw:frame>
      <draw:frame draw:id="id58" presentation:style-name="a303" draw:name="Footer Placeholder 5" svg:x="0.64566in" svg:y="6.60691in" svg:width="3.60391in" svg:height="0.39931in" presentation:class="footer" presentation:placeholder="false">
        <draw:text-box>
          <text:p text:style-name="a302" text:class-names="" text:cond-style-name=""><text:span text:style-name="a301" text:class-names=""/></text:p>
        </draw:text-box>
        <svg:title/>
        <svg:desc/>
      </draw:frame>
      <draw:frame draw:id="id59" presentation:style-name="a306" draw:name="Slide Number Placeholder 6" svg:x="5.3179in" svg:y="6.46969in" svg:width="1.16159in" svg:height="0.53653in" presentation:class="page-number" presentation:placeholder="false">
        <draw:text-box>
          <text:p text:style-name="a305" text:class-names="" text:cond-style-name=""><text:span text:style-name="a304" text:class-names=""><text:page-number style:num-format="1" text:fixed="false">‹#›</text:page-number></text:span></text:p>
        </draw:text-box>
        <svg:title/>
        <svg:desc/>
      </draw:frame>
    </style:master-page>
    <style:master-page style:name="Master1-Layout10-cust-Image-panoramique-avec-légende" style:page-layout-name="pageLayout1" draw:style-name="a307">
      <draw:frame draw:id="id60" presentation:style-name="a311" draw:name="Title 1" svg:x="0.88583in" svg:y="5.25in" svg:width="11.55011in" svg:height="0.61979in" presentation:class="title" presentation:placeholder="false">
        <draw:text-box>
          <text:p text:style-name="a310" text:class-names="" text:cond-style-name=""><text:span text:style-name="a308" text:class-names="">Modifiez le style du titre</text:span><text:span text:style-name="a309" text:class-names=""/></text:p>
        </draw:text-box>
        <svg:title/>
        <svg:desc/>
      </draw:frame>
      <draw:frame draw:id="id61" presentation:style-name="a315" draw:name="Picture Placeholder 14" svg:x="0in" svg:y="0in" svg:width="13.33333in" svg:height="5.25in" presentation:class="graphic" presentation:placeholder="false">
        <draw:text-box>
          <text:p text:style-name="a314" text:class-names="" text:cond-style-name=""><text:span text:style-name="a312" text:class-names="">Cliquez sur l'icône pour ajouter une image</text:span><text:span text:style-name="a313" text:class-names=""/></text:p>
        </draw:text-box>
        <svg:title/>
        <svg:desc/>
      </draw:frame>
      <draw:frame draw:id="id62" presentation:style-name="a319" draw:name="Text Placeholder 3" svg:x="0.88583in" svg:y="5.86979in" svg:width="11.55011in" svg:height="0.53993in" presentation:class="outline" presentation:placeholder="false">
        <draw:text-box>
          <text:list text:style-name="a318">
            <text:list-item>
              <text:p text:style-name="a317" text:class-names="" text:cond-style-name=""><text:span text:style-name="a316" text:class-names="">Modifier les styles du texte du masque</text:span></text:p>
            </text:list-item>
          </text:list>
        </draw:text-box>
        <svg:title/>
        <svg:desc/>
      </draw:frame>
      <draw:frame draw:id="id63" presentation:style-name="a323" draw:name="Date Placeholder 4" svg:x="10.20847in" svg:y="6.60691in" svg:width="1.46949in" svg:height="0.39931in" presentation:class="date-time" presentation:placeholder="false">
        <draw:text-box>
          <text:p text:style-name="a322" text:class-names="" text:cond-style-name=""><text:span text:style-name="a320" text:class-names=""><text:date text:fixed="false" style:data-style-name="a321">1/1/2000</text:date></text:span></text:p>
        </draw:text-box>
        <svg:title/>
        <svg:desc/>
      </draw:frame>
      <draw:frame draw:id="id64" presentation:style-name="a326" draw:name="Footer Placeholder 5" svg:x="0.49378in" svg:y="6.60691in" svg:width="9.45354in" svg:height="0.39931in" presentation:class="footer" presentation:placeholder="false">
        <draw:text-box>
          <text:p text:style-name="a325" text:class-names="" text:cond-style-name=""><text:span text:style-name="a324" text:class-names=""/></text:p>
        </draw:text-box>
        <svg:title/>
        <svg:desc/>
      </draw:frame>
      <draw:frame draw:id="id65" presentation:style-name="a329" draw:name="Slide Number Placeholder 6" svg:x="11.67796in" svg:y="6.46969in" svg:width="1.16159in" svg:height="0.53653in" presentation:class="page-number" presentation:placeholder="false">
        <draw:text-box>
          <text:p text:style-name="a328" text:class-names="" text:cond-style-name=""><text:span text:style-name="a327" text:class-names=""><text:page-number style:num-format="1" text:fixed="false">‹#›</text:page-number></text:span></text:p>
        </draw:text-box>
        <svg:title/>
        <svg:desc/>
      </draw:frame>
    </style:master-page>
    <style:master-page style:name="Master1-Layout11-cust-Citation-avec-légende" style:page-layout-name="pageLayout1" draw:style-name="a330">
      <draw:custom-shape svg:x="0.69083in" svg:y="1.18269in" svg:width="6.92521in" svg:height="3.54242in" draw:id="id66" draw:style-name="a332"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67" presentation:style-name="a336" draw:name="Title 1" svg:x="0.93065in" svg:y="1.35444in" svg:width="6.44558in" svg:height="2.8936in" presentation:class="title" presentation:placeholder="false">
        <draw:text-box>
          <text:p text:style-name="a335" text:class-names="" text:cond-style-name=""><text:span text:style-name="a333" text:class-names="">Modifiez le style du titre</text:span><text:span text:style-name="a334" text:class-names=""/></text:p>
        </draw:text-box>
        <svg:title/>
        <svg:desc/>
      </draw:frame>
      <draw:frame draw:id="id68" presentation:style-name="a340" draw:name="Text Placeholder 2" svg:x="0.93306in" svg:y="4.85967in" svg:width="6.44317in" svg:height="0.78001in" presentation:class="outline" presentation:placeholder="false">
        <draw:text-box>
          <text:list text:style-name="a339">
            <text:list-item>
              <text:p text:style-name="a338" text:class-names="" text:cond-style-name=""><text:span text:style-name="a337" text:class-names="">Modifier les styles du texte du masque</text:span></text:p>
            </text:list-item>
          </text:list>
        </draw:text-box>
        <svg:title/>
        <svg:desc/>
      </draw:frame>
      <draw:frame draw:id="id69" presentation:style-name="a344" draw:name="Text Placeholder 5" svg:x="8.28373in" svg:y="1.18269in" svg:width="4.16667in" svg:height="4.45698in" presentation:class="outline" presentation:placeholder="false">
        <draw:text-box>
          <text:list text:style-name="a343">
            <text:list-item>
              <text:p text:style-name="a342" text:class-names="" text:cond-style-name=""><text:span text:style-name="a341" text:class-names="">Modifier les styles du texte du masque</text:span></text:p>
            </text:list-item>
          </text:list>
        </draw:text-box>
        <svg:title/>
        <svg:desc/>
      </draw:frame>
      <draw:frame draw:id="id70" presentation:style-name="a348" draw:name="Date Placeholder 3" svg:x="10.20847in" svg:y="6.60691in" svg:width="1.46949in" svg:height="0.39931in" presentation:class="date-time" presentation:placeholder="false">
        <draw:text-box>
          <text:p text:style-name="a347" text:class-names="" text:cond-style-name=""><text:span text:style-name="a345" text:class-names=""><text:date text:fixed="false" style:data-style-name="a346">1/1/2000</text:date></text:span></text:p>
        </draw:text-box>
        <svg:title/>
        <svg:desc/>
      </draw:frame>
      <draw:frame draw:id="id71" presentation:style-name="a351" draw:name="Footer Placeholder 4" svg:x="0.49378in" svg:y="6.60691in" svg:width="9.45354in" svg:height="0.39931in" presentation:class="footer" presentation:placeholder="false">
        <draw:text-box>
          <text:p text:style-name="a350" text:class-names="" text:cond-style-name=""><text:span text:style-name="a349" text:class-names=""/></text:p>
        </draw:text-box>
        <svg:title/>
        <svg:desc/>
      </draw:frame>
      <draw:frame draw:id="id72" presentation:style-name="a354" draw:name="Slide Number Placeholder 5" svg:x="11.67796in" svg:y="6.46969in" svg:width="1.16159in" svg:height="0.53653in" presentation:class="page-number" presentation:placeholder="false">
        <draw:text-box>
          <text:p text:style-name="a353" text:class-names="" text:cond-style-name=""><text:span text:style-name="a352" text:class-names=""><text:page-number style:num-format="1" text:fixed="false">‹#›</text:page-number></text:span></text:p>
        </draw:text-box>
        <svg:title/>
        <svg:desc/>
      </draw:frame>
    </style:master-page>
    <style:master-page style:name="Master1-Layout12-cust-Carte-nom" style:page-layout-name="pageLayout1" draw:style-name="a355">
      <draw:custom-shape svg:x="1.24769in" svg:y="2.50064in" svg:width="5.35336in" svg:height="2.73838in" draw:id="id73" draw:style-name="a357"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74" presentation:style-name="a361" draw:name="Title 1" svg:x="1.48413in" svg:y="2.66399in" svg:width="4.79278in" svg:height="2.19574in" presentation:class="title" presentation:placeholder="false">
        <draw:text-box>
          <text:p text:style-name="a360" text:class-names="" text:cond-style-name=""><text:span text:style-name="a358" text:class-names="">Modifiez le style du titre</text:span><text:span text:style-name="a359" text:class-names=""/></text:p>
        </draw:text-box>
        <svg:title/>
        <svg:desc/>
      </draw:frame>
      <draw:frame draw:id="id75" presentation:style-name="a365" draw:name="Text Placeholder 5" svg:x="6.73228in" svg:y="2.5in" svg:width="5.33716in" svg:height="2.51042in" presentation:class="outline" presentation:placeholder="false">
        <draw:text-box>
          <text:list text:style-name="a364">
            <text:list-item>
              <text:p text:style-name="a363" text:class-names="" text:cond-style-name=""><text:span text:style-name="a362" text:class-names="">Modifier les styles du texte du masque</text:span></text:p>
            </text:list-item>
          </text:list>
        </draw:text-box>
        <svg:title/>
        <svg:desc/>
      </draw:frame>
      <draw:frame draw:id="id76" presentation:style-name="a369" draw:name="Date Placeholder 1" svg:x="10.20847in" svg:y="6.60691in" svg:width="1.46949in" svg:height="0.39931in" presentation:class="date-time" presentation:placeholder="false">
        <draw:text-box>
          <text:p text:style-name="a368" text:class-names="" text:cond-style-name=""><text:span text:style-name="a366" text:class-names=""><text:date text:fixed="false" style:data-style-name="a367">1/1/2000</text:date></text:span></text:p>
        </draw:text-box>
        <svg:title/>
        <svg:desc/>
      </draw:frame>
      <draw:frame draw:id="id77" presentation:style-name="a372" draw:name="Footer Placeholder 2" svg:x="0.49378in" svg:y="6.60691in" svg:width="9.45354in" svg:height="0.39931in" presentation:class="footer" presentation:placeholder="false">
        <draw:text-box>
          <text:p text:style-name="a371" text:class-names="" text:cond-style-name=""><text:span text:style-name="a370" text:class-names=""/></text:p>
        </draw:text-box>
        <svg:title/>
        <svg:desc/>
      </draw:frame>
      <draw:frame draw:id="id78" presentation:style-name="a375" draw:name="Slide Number Placeholder 3" svg:x="11.67796in" svg:y="6.46969in" svg:width="1.16159in" svg:height="0.53653in" presentation:class="page-number" presentation:placeholder="false">
        <draw:text-box>
          <text:p text:style-name="a374" text:class-names="" text:cond-style-name=""><text:span text:style-name="a373" text:class-names=""><text:page-number style:num-format="1" text:fixed="false">‹#›</text:page-number></text:span></text:p>
        </draw:text-box>
        <svg:title/>
        <svg:desc/>
      </draw:frame>
    </style:master-page>
    <style:master-page style:name="Master1-Layout13-vertTx-Titre-et-texte-vertical" style:page-layout-name="pageLayout1" draw:style-name="a376">
      <draw:custom-shape svg:x="0in" svg:y="0in" svg:width="13.33333in" svg:height="2.39063in" draw:id="id79" draw:style-name="a378"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80" presentation:style-name="a382" draw:name="Title 1" svg:x="0.88583in" svg:y="0.48905in" svg:width="11.56168in" svg:height="1.0613in" presentation:class="title" presentation:placeholder="false">
        <draw:text-box>
          <text:p text:style-name="a381" text:class-names="" text:cond-style-name=""><text:span text:style-name="a379" text:class-names="">Modifiez le style du titre</text:span><text:span text:style-name="a380" text:class-names=""/></text:p>
        </draw:text-box>
        <svg:title/>
        <svg:desc/>
      </draw:frame>
      <draw:frame draw:id="id81" presentation:style-name="a399" draw:name="Vertical Text Placeholder 2" svg:x="0.88583in" svg:y="2.38889in" svg:width="11.55215in" svg:height="4.01837in" presentation:class="outline" presentation:placeholder="false">
        <draw:text-box>
          <text:list text:style-name="a385">
            <text:list-item>
              <text:p text:style-name="a384" text:class-names="" text:cond-style-name=""><text:span text:style-name="a383" text:class-names="">Modifier les styles du texte du masque</text:span></text:p>
            </text:list-item>
          </text:list>
          <text:list text:style-name="a388">
            <text:list-item>
              <text:list text:style-name="a388">
                <text:list-item>
                  <text:p text:style-name="a387" text:class-names="" text:cond-style-name=""><text:span text:style-name="a386" text:class-names="">Deuxième niveau</text:span></text:p>
                </text:list-item>
              </text:list>
            </text:list-item>
          </text:list>
          <text:list text:style-name="a391">
            <text:list-item>
              <text:list text:style-name="a391">
                <text:list-item>
                  <text:list text:style-name="a391">
                    <text:list-item>
                      <text:p text:style-name="a390" text:class-names="" text:cond-style-name=""><text:span text:style-name="a389" text:class-names="">Troisième niveau</text:span></text:p>
                    </text:list-item>
                  </text:list>
                </text:list-item>
              </text:list>
            </text:list-item>
          </text:list>
          <text:list text:style-name="a394">
            <text:list-item>
              <text:list text:style-name="a394">
                <text:list-item>
                  <text:list text:style-name="a394">
                    <text:list-item>
                      <text:list text:style-name="a394">
                        <text:list-item>
                          <text:p text:style-name="a393" text:class-names="" text:cond-style-name=""><text:span text:style-name="a392" text:class-names="">Quatrième niveau</text:span></text:p>
                        </text:list-item>
                      </text:list>
                    </text:list-item>
                  </text:list>
                </text:list-item>
              </text:list>
            </text:list-item>
          </text:list>
          <text:list text:style-name="a398">
            <text:list-item>
              <text:list text:style-name="a398">
                <text:list-item>
                  <text:list text:style-name="a398">
                    <text:list-item>
                      <text:list text:style-name="a398">
                        <text:list-item>
                          <text:list text:style-name="a398">
                            <text:list-item>
                              <text:p text:style-name="a397" text:class-names="" text:cond-style-name=""><text:span text:style-name="a395" text:class-names="">Cinquième niveau</text:span><text:span text:style-name="a396" text:class-names=""/></text:p>
                            </text:list-item>
                          </text:list>
                        </text:list-item>
                      </text:list>
                    </text:list-item>
                  </text:list>
                </text:list-item>
              </text:list>
            </text:list-item>
          </text:list>
        </draw:text-box>
        <svg:title/>
        <svg:desc/>
      </draw:frame>
      <draw:frame draw:id="id82" presentation:style-name="a403" draw:name="Date Placeholder 3" svg:x="10.20847in" svg:y="6.60691in" svg:width="1.46949in" svg:height="0.39931in" presentation:class="date-time" presentation:placeholder="false">
        <draw:text-box>
          <text:p text:style-name="a402" text:class-names="" text:cond-style-name=""><text:span text:style-name="a400" text:class-names=""><text:date text:fixed="false" style:data-style-name="a401">1/1/2000</text:date></text:span></text:p>
        </draw:text-box>
        <svg:title/>
        <svg:desc/>
      </draw:frame>
      <draw:frame draw:id="id83" presentation:style-name="a406" draw:name="Footer Placeholder 4" svg:x="0.49378in" svg:y="6.60691in" svg:width="9.45354in" svg:height="0.39931in" presentation:class="footer" presentation:placeholder="false">
        <draw:text-box>
          <text:p text:style-name="a405" text:class-names="" text:cond-style-name=""><text:span text:style-name="a404" text:class-names=""/></text:p>
        </draw:text-box>
        <svg:title/>
        <svg:desc/>
      </draw:frame>
      <draw:frame draw:id="id84" presentation:style-name="a409" draw:name="Slide Number Placeholder 5" svg:x="11.67796in" svg:y="6.46969in" svg:width="1.16159in" svg:height="0.53653in" presentation:class="page-number" presentation:placeholder="false">
        <draw:text-box>
          <text:p text:style-name="a408" text:class-names="" text:cond-style-name=""><text:span text:style-name="a407" text:class-names=""><text:page-number style:num-format="1" text:fixed="false">‹#›</text:page-number></text:span></text:p>
        </draw:text-box>
        <svg:title/>
        <svg:desc/>
      </draw:frame>
    </style:master-page>
    <style:master-page style:name="Master1-Layout14-vertTitleAndTx-Titre-vertical-et-texte" style:page-layout-name="pageLayout1" draw:style-name="a410">
      <draw:custom-shape svg:x="8.38763in" svg:y="0.48785in" svg:width="4.9457in" svg:height="5.92187in" draw:id="id85" draw:style-name="a412" draw:name="Freeform 6">
        <svg:title/>
        <svg:desc/>
        <draw:enhanced-geometry xmlns:dr3d="urn:oasis:names:tc:opendocument:xmlns:dr3d:1.0" draw:type="non-primitive" svg:viewBox="0 0 2879 4320" draw:enhanced-path="M 183 0 L 183 1197 8 1372 8 1372 6 1376 3 1382 0 1387 0 1393 0 1399 3 1404 6 1410 8 1414 183 1589 183 4320 2879 4320 2879 0 183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9"/>
          <draw:equation draw:name="f7" draw:formula="?f4 / 4320"/>
          <draw:equation draw:name="f8" draw:formula="0 / ?f6"/>
          <draw:equation draw:name="f9" draw:formula="?f1 / ?f6"/>
          <draw:equation draw:name="f10" draw:formula="0 / ?f7"/>
          <draw:equation draw:name="f11" draw:formula="?f3 / ?f7"/>
        </draw:enhanced-geometry>
      </draw:custom-shape>
      <draw:frame draw:id="id86" presentation:style-name="a416" draw:name="Vertical Title 1" svg:x="8.94963in" svg:y="0.64104in" svg:width="2.72834in" svg:height="5.61548in" presentation:class="title" presentation:placeholder="false">
        <draw:text-box>
          <text:p text:style-name="a415" text:class-names="" text:cond-style-name=""><text:span text:style-name="a413" text:class-names="">Modifiez le style du titre</text:span><text:span text:style-name="a414" text:class-names=""/></text:p>
        </draw:text-box>
        <svg:title/>
        <svg:desc/>
      </draw:frame>
      <draw:frame draw:id="id87" presentation:style-name="a433" draw:name="Vertical Text Placeholder 2" svg:x="0.88583in" svg:y="0.48785in" svg:width="7.23047in" svg:height="5.92187in" presentation:class="outline" presentation:placeholder="false">
        <draw:text-box>
          <text:list text:style-name="a419">
            <text:list-item>
              <text:p text:style-name="a418" text:class-names="" text:cond-style-name=""><text:span text:style-name="a417" text:class-names="">Modifier les styles du texte du masque</text:span></text:p>
            </text:list-item>
          </text:list>
          <text:list text:style-name="a422">
            <text:list-item>
              <text:list text:style-name="a422">
                <text:list-item>
                  <text:p text:style-name="a421" text:class-names="" text:cond-style-name=""><text:span text:style-name="a420" text:class-names="">Deuxième niveau</text:span></text:p>
                </text:list-item>
              </text:list>
            </text:list-item>
          </text:list>
          <text:list text:style-name="a425">
            <text:list-item>
              <text:list text:style-name="a425">
                <text:list-item>
                  <text:list text:style-name="a425">
                    <text:list-item>
                      <text:p text:style-name="a424" text:class-names="" text:cond-style-name=""><text:span text:style-name="a423" text:class-names="">Troisième niveau</text:span></text:p>
                    </text:list-item>
                  </text:list>
                </text:list-item>
              </text:list>
            </text:list-item>
          </text:list>
          <text:list text:style-name="a428">
            <text:list-item>
              <text:list text:style-name="a428">
                <text:list-item>
                  <text:list text:style-name="a428">
                    <text:list-item>
                      <text:list text:style-name="a428">
                        <text:list-item>
                          <text:p text:style-name="a427" text:class-names="" text:cond-style-name=""><text:span text:style-name="a426" text:class-names="">Quatrième niveau</text:span></text:p>
                        </text:list-item>
                      </text:list>
                    </text:list-item>
                  </text:list>
                </text:list-item>
              </text:list>
            </text:list-item>
          </text:list>
          <text:list text:style-name="a432">
            <text:list-item>
              <text:list text:style-name="a432">
                <text:list-item>
                  <text:list text:style-name="a432">
                    <text:list-item>
                      <text:list text:style-name="a432">
                        <text:list-item>
                          <text:list text:style-name="a432">
                            <text:list-item>
                              <text:p text:style-name="a431" text:class-names="" text:cond-style-name=""><text:span text:style-name="a429" text:class-names="">Cinquième niveau</text:span><text:span text:style-name="a430" text:class-names=""/></text:p>
                            </text:list-item>
                          </text:list>
                        </text:list-item>
                      </text:list>
                    </text:list-item>
                  </text:list>
                </text:list-item>
              </text:list>
            </text:list-item>
          </text:list>
        </draw:text-box>
        <svg:title/>
        <svg:desc/>
      </draw:frame>
      <draw:frame draw:id="id88" presentation:style-name="a437" draw:name="Date Placeholder 3" svg:x="10.20847in" svg:y="6.60691in" svg:width="1.46949in" svg:height="0.39931in" presentation:class="date-time" presentation:placeholder="false">
        <draw:text-box>
          <text:p text:style-name="a436" text:class-names="" text:cond-style-name=""><text:span text:style-name="a434" text:class-names=""><text:date text:fixed="false" style:data-style-name="a435">1/1/2000</text:date></text:span></text:p>
        </draw:text-box>
        <svg:title/>
        <svg:desc/>
      </draw:frame>
      <draw:frame draw:id="id89" presentation:style-name="a440" draw:name="Footer Placeholder 4" svg:x="0.49378in" svg:y="6.60691in" svg:width="9.45354in" svg:height="0.39931in" presentation:class="footer" presentation:placeholder="false">
        <draw:text-box>
          <text:p text:style-name="a439" text:class-names="" text:cond-style-name=""><text:span text:style-name="a438" text:class-names=""/></text:p>
        </draw:text-box>
        <svg:title/>
        <svg:desc/>
      </draw:frame>
      <draw:frame draw:id="id90" presentation:style-name="a443" draw:name="Slide Number Placeholder 5" svg:x="11.67796in" svg:y="6.46969in" svg:width="1.16159in" svg:height="0.53653in" presentation:class="page-number" presentation:placeholder="false">
        <draw:text-box>
          <text:p text:style-name="a442" text:class-names="" text:cond-style-name=""><text:span text:style-name="a441"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mpact du projet sur l’entreprise</dc:title>
    <meta:initial-creator>CHIAVERINI MARIE</meta:initial-creator>
    <dc:creator>CHIAVERINI MARIE</dc:creator>
    <meta:creation-date>2019-10-08T11:34:41Z</meta:creation-date>
    <dc:date>2019-10-08T12:22:25Z</dc:date>
    <meta:template xlink:href="TM03457503%5b%5bfn=Concis%5d%5d" xlink:type="simple"/>
    <meta:editing-cycles>3</meta:editing-cycles>
    <meta:editing-duration>PT2864S</meta:editing-duration>
    <meta:document-statistic meta:paragraph-count="27" meta:word-count="167"/>
  </office:meta>
</office:document-meta>
</file>